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Infrastructure Engineer Academy</text:span></text:p>
          </draw:text-box>
        </draw:frame>
        <draw:frame draw:name="Google Shape;278;p13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Instructor: JR Rickerson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stics" draw:style-name="dp1" draw:master-page-name="TITLE_5f_AND_5f_BODY" presentation:presentation-page-layout-name="AL2T1">
        <draw:frame draw:name="Google Shape;283;p14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Logistics</text:span></text:p>
          </draw:text-box>
        </draw:frame>
        <draw:frame draw:name="Google Shape;284;p14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6"><text:span text:style-name="T4">Office Hours: 8:30am - 9:30am ET</text:span><text:span text:style-name="T4"><text:line-break/></text:span><text:span text:style-name="T4">Class time: <text:s/>9:30am - 2:30pm ET</text:span><text:span text:style-name="T4"><text:line-break/></text:span><text:span text:style-name="T4">Self-Study time: 2:30pm - 4:30pm ET</text:span></text:p>
            <text:p text:style-name="P7"><text:span text:style-name="T4">Lunch: <text:s/>12pm - 1pm ET</text:span></text:p>
            <text:p text:style-name="P7"><text:span text:style-name="T4">Breaks: 10-15 min each 60-90 minutes</text:span></text:p>
            <text:p text:style-name="P8"><text:span text:style-name="T4">DevOps Slides: <text:s/>http://bit.ly/iea-2-devops</text:span></text:p>
          </draw:text-box>
        </draw:frame>
        <presentation:notes draw:style-name="dp2">
          <draw:page-thumbnail draw:name="Google Shape;280;g640b697067_0_273:notes" draw:style-name="gr1" draw:layer="layout" svg:width="16.932cm" svg:height="9.524cm" svg:x="1.059cm" svg:y="1.905cm" draw:page-number="2" presentation:class="page"/>
          <draw:frame draw:name="Google Shape;281;g640b697067_0_27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s" draw:style-name="dp1" draw:master-page-name="TITLE_5f_AND_5f_BODY" presentation:presentation-page-layout-name="AL2T1">
        <draw:frame draw:name="Google Shape;289;p15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Introductions</text:span></text:p>
          </draw:text-box>
        </draw:frame>
        <draw:frame draw:name="Google Shape;290;p15" presentation:style-name="pr5" draw:text-style-name="P9" draw:layer="layout" svg:width="19.528cm" svg:height="7.059cm" svg:x="3.622cm" svg:y="5.528cm" presentation:class="outline" presentation:user-transformed="true">
          <draw:text-box>
            <text:list text:style-name="L5">
              <text:list-item>
                <text:p text:style-name="P10"><text:span text:style-name="T4">What is your name?</text:span></text:p>
              </text:list-item>
              <text:list-item>
                <text:p text:style-name="P10"><text:span text:style-name="T4">What is your current role?</text:span></text:p>
              </text:list-item>
              <text:list-item>
                <text:p text:style-name="P10"><text:span text:style-name="T4">What are you most interested in learning about DevOps?</text:span></text:p>
              </text:list-item>
              <text:list-item>
                <text:p text:style-name="P10"><text:span text:style-name="T4">How might you use DevOps knowledge and tools in your current role?</text:span></text:p>
              </text:list-item>
              <text:list-item>
                <text:p text:style-name="P10"><text:span text:style-name="T4">What do you like to do outside of work?</text:span></text:p>
              </text:list-item>
            </text:list>
          </draw:text-box>
        </draw:frame>
        <presentation:notes draw:style-name="dp2">
          <draw:page-thumbnail draw:name="Google Shape;286;g640b697067_0_268:notes" draw:style-name="gr1" draw:layer="layout" svg:width="16.932cm" svg:height="9.524cm" svg:x="1.059cm" svg:y="1.905cm" draw:page-number="3" presentation:class="page"/>
          <draw:frame draw:name="Google Shape;287;g640b697067_0_26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9"/>
    <meta:generator>LibreOfficeDev/6.0.5.2$Linux_X86_64 LibreOffice_project/</meta:generator>
  </office:meta>
</office:document-meta>
</file>